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59.4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2.97mm" svg:height="90.23mm" svg:x="145.18mm" svg:y="0mm">
            <draw:object draw:notify-on-update-of-ranges="Feuille1.B3:Feuille1.B3 Feuille1.B4:Feuille1.B13 Feuille1.C3:Feuille1.C3 Feuille1.C4:Feuille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2.97mm" svg:height="90.23mm" svg:x="143.23mm" svg:y="131.47mm">
            <draw:object draw:notify-on-update-of-ranges="Feuille1.B30:Feuille1.B30 Feuille1.B31:Feuille1.B40 Feuille1.C30:Feuille1.C30 Feuille1.C31:Feuille1.C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2.97mm" svg:height="90.24mm" svg:x="142.35mm" svg:y="268.75mm">
            <draw:object draw:notify-on-update-of-ranges="Feuille1.B63:Feuille1.B63 Feuille1.B64:Feuille1.B73 Feuille1.C63:Feuille1.C63 Feuille1.C64:Feuille1.C7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10 personn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Score (ms)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5" office:value-type="string" calcext:value-type="string">
            <text:p>parallel_stream_method_reference</text:p>
          </table:table-cell>
          <table:table-cell table:style-name="ce5" office:value-type="float" office:value="0.226" calcext:value-type="float">
            <text:p>0,226</text:p>
          </table:table-cell>
          <table:table-cell table:style-name="ce5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java9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java9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10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 office:value-type="float" office:value="0.002" calcext:value-type="float">
            <text:p>0,002</text:p>
          </table:table-cell>
        </table:table-row>
        <table:table-row table:style-name="ro1">
          <table:table-cell table:style-name="ce3" office:value-type="string" calcext:value-type="string">
            <text:p>java10</text:p>
          </table:table-cell>
          <table:table-cell table:style-name="ce3" office:value-type="string" calcext:value-type="string">
            <text:p>stream_lambda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11</text:p>
          </table:table-cell>
          <table:table-cell table:style-name="ce3" office:value-type="string" calcext:value-type="string">
            <text:p>method_reference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11</text:p>
          </table:table-cell>
          <table:table-cell table:style-name="ce3" office:value-type="string" calcext:value-type="string">
            <text:p>lambda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4" office:value-type="string" calcext:value-type="string">
            <text:p>java7</text:p>
          </table:table-cell>
          <table:table-cell table:style-name="ce4" office:value-type="string" calcext:value-type="string">
            <text:p>anonymous class (JRE7)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1" office:value-type="string" calcext:value-type="string">
            <text:p>1000 personn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Score (ms/op)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parallel_stream_method_reference</text:p>
          </table:table-cell>
          <table:table-cell table:style-name="ce5" office:value-type="float" office:value="0.775" calcext:value-type="float">
            <text:p>0,775</text:p>
          </table:table-cell>
          <table:table-cell table:style-name="ce5" office:value-type="float" office:value="0.035" calcext:value-type="float">
            <text:p>0,035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rallel_stream_lambda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062" calcext:value-type="float">
            <text:p>0,062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rallel_stream_anonymous class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0.036" calcext:value-type="float">
            <text:p>0,036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tream_method_reference</text:p>
          </table:table-cell>
          <table:table-cell office:value-type="float" office:value="0.7" calcext:value-type="float">
            <text:p>0,7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method_reference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021" calcext:value-type="float">
            <text:p>0,021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tream_lambda</text:p>
          </table:table-cell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012" calcext:value-type="float">
            <text:p>0,012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tream_anonymous class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lambda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4" office:value-type="string" calcext:value-type="string">
            <text:p>java7</text:p>
          </table:table-cell>
          <table:table-cell table:style-name="ce4" office:value-type="string" calcext:value-type="string">
            <text:p>anonymous class (JRE7)</text:p>
          </table:table-cell>
          <table:table-cell table:style-name="ce4" office:value-type="float" office:value="0.588" calcext:value-type="float">
            <text:p>0,588</text:p>
          </table:table-cell>
          <table:table-cell table:style-name="ce4" office:value-type="float" office:value="0.02" calcext:value-type="float">
            <text:p>0,02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style-name="ce1" office:value-type="string" calcext:value-type="string">
            <text:p>1000000 personn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Score (ms/op)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method_reference</text:p>
          </table:table-cell>
          <table:table-cell table:style-name="ce3" office:value-type="float" office:value="94.303" calcext:value-type="float">
            <text:p>94,303</text:p>
          </table:table-cell>
          <table:table-cell table:style-name="ce3" office:value-type="float" office:value="0.335" calcext:value-type="float">
            <text:p>0,335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tream_method_reference</text:p>
          </table:table-cell>
          <table:table-cell table:style-name="ce3" office:value-type="float" office:value="93.084" calcext:value-type="float">
            <text:p>93,084</text:p>
          </table:table-cell>
          <table:table-cell table:style-name="ce3" office:value-type="float" office:value="0.436" calcext:value-type="float">
            <text:p>0,436</text:p>
          </table:table-cell>
        </table:table-row>
        <table:table-row table:style-name="ro1">
          <table:table-cell table:style-name="ce4" office:value-type="string" calcext:value-type="string">
            <text:p>java7</text:p>
          </table:table-cell>
          <table:table-cell table:style-name="ce4" office:value-type="string" calcext:value-type="string">
            <text:p>anonymous class (JRE7)</text:p>
          </table:table-cell>
          <table:table-cell table:style-name="ce4" office:value-type="float" office:value="89.846" calcext:value-type="float">
            <text:p>89,846</text:p>
          </table:table-cell>
          <table:table-cell table:style-name="ce4" office:value-type="float" office:value="0.355" calcext:value-type="float">
            <text:p>0,355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lambda</text:p>
          </table:table-cell>
          <table:table-cell table:style-name="ce3" office:value-type="float" office:value="88.03" calcext:value-type="float">
            <text:p>88,03</text:p>
          </table:table-cell>
          <table:table-cell table:style-name="ce3" office:value-type="float" office:value="0.33" calcext:value-type="float">
            <text:p>0,3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tream_anonymous class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332" calcext:value-type="float">
            <text:p>0,332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tream_lambda</text:p>
          </table:table-cell>
          <table:table-cell table:style-name="ce3" office:value-type="float" office:value="87.768" calcext:value-type="float">
            <text:p>87,768</text:p>
          </table:table-cell>
          <table:table-cell table:style-name="ce3" office:value-type="float" office:value="0.387" calcext:value-type="float">
            <text:p>0,387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parallel_stream_method_reference</text:p>
          </table:table-cell>
          <table:table-cell table:style-name="ce5" office:value-type="float" office:value="39.09" calcext:value-type="float">
            <text:p>39,09</text:p>
          </table:table-cell>
          <table:table-cell table:style-name="ce5" office:value-type="float" office:value="0.403" calcext:value-type="float">
            <text:p>0,403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rallel_stream_anonymous class</text:p>
          </table:table-cell>
          <table:table-cell table:style-name="ce3" office:value-type="float" office:value="36.83" calcext:value-type="float">
            <text:p>36,83</text:p>
          </table:table-cell>
          <table:table-cell table:style-name="ce3" office:value-type="float" office:value="0.412" calcext:value-type="float">
            <text:p>0,412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rallel_stream_lambda</text:p>
          </table:table-cell>
          <table:table-cell table:style-name="ce3" office:value-type="float" office:value="36.122" calcext:value-type="float">
            <text:p>36,122</text:p>
          </table:table-cell>
          <table:table-cell table:style-name="ce3" office:value-type="float" office:value="0.414" calcext:value-type="float">
            <text:p>0,414</text:p>
          </table:table-cell>
        </table:table-row>
      </table:table>
      <table:named-expressions/>
      <table:database-ranges>
        <table:database-range table:name="__Anonymous_Sheet_DB__0" table:target-range-address="Feuille1.A63:Feuille1.D7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22:23:11.15925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2:34.428099057</meta:creation-date>
    <dc:date>2015-10-19T22:54:32.068614894</dc:date>
    <meta:editing-duration>PT44M37S</meta:editing-duration>
    <meta:editing-cycles>5</meta:editing-cycles>
    <meta:generator>LibreOffice/4.4.2.2$Linux_X86_64 LibreOffice_project/40m0$Build-2</meta:generator>
    <meta:document-statistic meta:table-count="1" meta:cell-count="1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D4:Feuille1.D13" chart:error-lower-range="Feuille1.D4:Feuille1.D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D4:Feuille1.D13" chart:error-lower-range="Feuille1.D4:Feuille1.D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649cm" svg:y="0.316cm" chart:style-name="ch2">
          <text:p>Tri d'un tableau de 10 personnes</text:p>
        </chart:title>
        <chart:legend chart:legend-position="end" svg:x="13.803cm" svg:y="4.2cm" style:legend-expansion="high" chart:style-name="ch3"/>
        <chart:plot-area chart:style-name="ch4" table:cell-range-address="Feuille1.B3:Feuille1.C13" chart:data-source-has-labels="both" svg:x="0.325cm" svg:y="1.493cm" svg:width="13.153cm" svg:height="7.351cm">
          <chartooo:coordinate-region svg:x="5.915cm" svg:y="1.493cm" svg:width="7.326cm" svg:height="6.678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4:Feuille1.C13" chart:label-cell-address="Feuille1.C3:Feuille1.C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241">
                <text:p>0.241</text:p>
                <draw:g>
                  <svg:desc>Feuille1.C4:Feuille1.C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343cm" svg:y="0.316cm" chart:style-name="ch2">
          <text:p>Tri d'un tableau de 1000 personnes</text:p>
        </chart:title>
        <chart:legend chart:legend-position="end" svg:x="13.332cm" svg:y="4.2cm" style:legend-expansion="high" chart:style-name="ch3"/>
        <chart:plot-area chart:style-name="ch4" table:cell-range-address="Feuille1.B30:Feuille1.C40" chart:data-source-has-labels="both" svg:x="0.325cm" svg:y="1.493cm" svg:width="12.682cm" svg:height="7.351cm">
          <chartooo:coordinate-region svg:x="5.915cm" svg:y="1.493cm" svg:width="6.855cm" svg:height="6.678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31:Feuille1.C40" chart:label-cell-address="Feuille1.C30:Feuille1.C3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/op)</text:p>
                <draw:g>
                  <svg:desc>Feuille1.C30:Feuille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75">
                <text:p>0.775</text:p>
                <draw:g>
                  <svg:desc>Feuille1.C31:Feuille1.C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88">
                <text:p>0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5cm" xlink:href=".." xlink:type="simple" chart:class="chart:bar" chart:style-name="ch1">
        <chart:title svg:x="3.037cm" svg:y="0.316cm" chart:style-name="ch2">
          <text:p>Tri d'un tableau de 100000 personnes</text:p>
        </chart:title>
        <chart:legend chart:legend-position="end" svg:x="13.332cm" svg:y="4.2cm" style:legend-expansion="high" chart:style-name="ch3"/>
        <chart:plot-area chart:style-name="ch4" table:cell-range-address="Feuille1.B63:Feuille1.C73" chart:data-source-has-labels="both" svg:x="0.325cm" svg:y="1.493cm" svg:width="12.682cm" svg:height="7.352cm">
          <chartooo:coordinate-region svg:x="5.915cm" svg:y="1.493cm" svg:width="6.808cm" svg:height="6.679cm"/>
          <chart:axis chart:dimension="x" chart:name="primary-x" chart:style-name="ch5" chartooo:axis-type="auto">
            <chartooo:date-scale/>
            <chart:categories table:cell-range-address="Feuille1.B64:Feuille1.B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64:Feuille1.C73" chart:label-cell-address="Feuille1.C63:Feuille1.C6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/op)</text:p>
                <draw:g>
                  <svg:desc>Feuille1.C63:Feuille1.C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4:Feuille1.B73</svg:desc>
                </draw:g>
              </table:table-cell>
              <table:table-cell office:value-type="float" office:value="94.303">
                <text:p>94.303</text:p>
                <draw:g>
                  <svg:desc>Feuille1.C64:Feuille1.C73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3.084">
                <text:p>93.08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846">
                <text:p>89.8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768">
                <text:p>87.768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122">
                <text:p>36.1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